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list-style-name="L1"/>
    <style:style style:name="P2" style:family="paragraph" style:parent-style-name="UBUcuerpoTrabajo" style:list-style-name="L2"/>
    <style:style style:name="P3" style:family="paragraph" style:parent-style-name="UBUcuerpoTrabajo">
      <style:paragraph-properties fo:margin-left="0cm" fo:margin-right="0cm" fo:text-indent="0cm" style:auto-text-indent="false"/>
      <style:text-properties style:font-name="CMR10" fo:font-size="11pt" style:font-name-asian="CMR10" style:font-size-asian="11pt" style:font-name-complex="CMR10" style:font-size-complex="11pt"/>
    </style:style>
    <style:style style:name="T1" style:family="text">
      <style:text-properties style:font-name-asian="CMR10" style:font-name-complex="CMR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p text:style-name="UBUcuerpoTrabajo">En este apartado, vamos a mencionar algunas conclusiones a las que hemos llegado después de realizar el proyecto; algunas partes sobre las que se deberán recalcar mas adelante as como direcciones a tomar para futuros <text:span text:style-name="T1">desarrolladores que continuasen el proyecto.</text:span></text:p>
      <text:h text:style-name="Heading_20_2" text:outline-level="2">Conclusiones</text:h>
      <text:p text:style-name="UBUcuerpoTrabajo">Considero que el proyecto llevado a cabo es muy ambicioso ya que se han abordado múltiples herramientas las cuales desconocíamos y nos han servido para ampliar conocimientos.</text:p>
      <text:p text:style-name="UBUcuerpoTrabajo">En primer lugar nos pusimos a documentarnos sobre la herramienta Gazebo, comenzamos a realizar tutoriales y nos fuimos dando cuenta de que cuanto más aprendíamos se abrían más campos en los que abordar.</text:p>
      <text:p text:style-name="UBUcuerpoTrabajo">Llegados a este punto, vimos que la mejor opción para seguir desarrollando el proyecto era aprender ROS, un sistema operativo para robots que se perfila como una de las mejores opciones en cuanto a la programación robótica. </text:p>
      <text:p text:style-name="UBUcuerpoTrabajo">Se abría de nuevo un nuevo mundo del que no sabíamos nada, empezábamos nuevamente a realizar tutoriales, y aprender de manuales, pero con la gran diferencia, que en el mundo ROS estaba mucho peor documentado. </text:p>
      <text:p text:style-name="UBUcuerpoTrabajo">Para plasmar el proyecto decidimos que la mejor forma era hacer un informe para una empresa de logística interna como ASTI y realizar un curso para acelerar el aprendizaje de terceros.</text:p>
      <text:p text:style-name="UBUcuerpoTrabajo">En general, podemos decir que implantar Gazebo-ROS en las empresas de logística es claramente beneficioso puesto que podemos simular un mundo similar a la realidad y evitar cometer fallos que en la realidad podrían ser fatales, de esta forma que una buena programación de un robot simulado puede servirnos de la misma manera para uno real, por lo que todo serían ventajas.</text:p>
      <text:p text:style-name="UBUcuerpoTrabajo">El sistema ROS se encuentra en constante desarrollo y evolución, por lo que el adecuado estudio del mismo no acaba con este proyecto, sino que representa una tarea permanente.</text:p>
      <text:p text:style-name="UBUcuerpoTrabajo">Los conocimientos adquiridos durante la realización de la carrera universitaria, me han ayudado de gran manera a llevar a cabo el proyecto. Las principales asignaturas sobre las que me he apoyado son:</text:p>
      <text:list xml:id="list1640693758053812788" text:style-name="L1">
        <text:list-item>
          <text:p text:style-name="P1">Sistemas Inteligentes: Sin duda la asignatura con la que guarda más relación dado que esta asignatura, nos introdujo en los entornos inteligentes, nos enseño a resolver problemas de IA con robots.</text:p>
        </text:list-item>
        <text:list-item>
          <text:p text:style-name="P1">Sistemas Operativos: La navegación por Ubuntu mediante líneas de comandos, así como el manejo de diferentes terminales son conocimientos vistos en la asignatura.</text:p>
        </text:list-item>
      </text:list>
      <text:list xml:id="list3123211540801632813" text:style-name="L2">
        <text:list-item>
          <text:p text:style-name="P2">Gestión de proyectos: Sin duda otra de las asignaturas fundamentales en la planificación y gestión del proyecto, las metodologías ágiles han sido necesarias.</text:p>
        </text:list-item>
      </text:list>
      <text:p text:style-name="P3"/>
      <text:p text:style-name="P3"/>
      <text:h text:style-name="Heading_20_2" text:outline-level="2">Lineas de trabajo Futuras </text:h>
      <text:p text:style-name="UBUcuerpoTrabajo">Como futuros proyectos propuestos se podría dividir en dos vertientes, una mas teórica, en la <text:soft-page-break/>cual se pueden desarrollar robots en los entornos virtuales descritos en este documento, e incluso diseñar un robot similar a los generados en una empresa de logística interna, para comprobar que todo el programa funcionan de forma correcta,y una vertiente real, donde se vaya utilizando ROS para generar el código necesario para mover un robot real, al que se le pueden ir añadiendo mas funciones con el paso del tiempo. Por supuesto estas dos vertientes pueden ser complementaria, ya que lo ideal sería generar un robot en el sistema virtual, probar que todo el código es completamente funcional, y luego cargarlo en nuestro robot real. </text:p>
      <text:h text:style-name="Heading_20_3" text:outline-level="3">Robot en entorno virtual</text:h>
      <text:p text:style-name="UBUcuerpoTrabajo">Diseñar el propio robot de la empresa, con sus mismas características físicas, y visuales, de tal manera que su comportamiento en el simulador debería de ser similar al de un robot real, deberíamos incorporarle los mismos sensores que tiene el robot real, y sus trayectorias ante las mismas fuerzas debería de ser igual.</text:p>
      <text:h text:style-name="Heading_20_3" text:outline-level="3">Robot en un entorno real </text:h>
      <text:p text:style-name="UBUcuerpoTrabajo">Utilizar ROS en un robot ya creado de la galería que dispone Gazebo, y generar un código válido para poder mover un robot real, más tarde se podría entrar a manejar sus sensores también desde ROS, y así hasta tener el robot real completamente manejado por el sistema para robots 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199cm" fo:text-indent="0.499cm" style:auto-text-indent="false"/>
      <style:text-properties style:font-name="Liberation Serif1" style:font-size-asian="10.5pt"/>
    </style:style>
    <style:style style:name="Heading_20_1" style:display-name="Heading 1" style:family="paragraph" style:parent-style-name="Heading" style:next-style-name="UBUcuerpoTrabajo" style:default-outline-level="1" style:class="text" style:master-page-name="">
      <style:paragraph-properties fo:margin-left="0.75cm" fo:margin-right="0cm" fo:margin-top="0.801cm" fo:margin-bottom="0.199cm" fo:text-indent="-0.25cm" style:auto-text-indent="false" style:page-number="auto">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fo:background-color="transparent" style:shadow="none">
        <style:tab-stops/>
        <style:background-image/>
      </style:paragraph-properties>
      <style:text-properties style:font-name="Arial" fo:font-size="14pt" fo:font-weight="bold" style:font-size-asian="14pt" style:font-weight-asian="bold" style:font-size-complex="14pt" style:font-weight-complex="bold"/>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7_Conclusiones.odt</text:file-name> v.<text:editing-cycles>18</text:editing-cycles> <text:title/><text:modification-date style:data-style-name="N103">01/jul/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0:31</meta:creation-date>
    <meta:generator>OpenOffice/4.1.3$Win32 OpenOffice.org_project/413m1$Build-9783</meta:generator>
    <dc:date>2017-07-01T13:32:24.67</dc:date>
    <dc:creator>Carmelo Basconcillos Reyero</dc:creator>
    <meta:editing-duration>PT1H52M49S</meta:editing-duration>
    <meta:editing-cycles>18</meta:editing-cycles>
    <meta:document-statistic meta:table-count="0" meta:image-count="0" meta:object-count="0" meta:page-count="2" meta:paragraph-count="21" meta:word-count="654" meta:character-count="4021"/>
  </office:meta>
</office:document-meta>
</file>